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Bullet" style:list-style-name="WWNum1"/>
    <style:style style:name="P2" style:family="paragraph" style:parent-style-name="List_20_Bullet_20_2" style:list-style-name="WWNum2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ainstorm &amp; Idea Prioritization </text:p>
      <text:p text:style-name="Standard">Date: 26 June 2025</text:p>
      <text:p text:style-name="Standard">Team ID: 111111</text:p>
      <text:p text:style-name="Standard">Project Name: Classification of Fabric Patterns Using Deep Learning</text:p>
      <text:p text:style-name="Standard">Maximum Marks: 4 Marks</text:p>
      <text:h text:style-name="Heading_20_1" text:outline-level="1">Step-1: Team Gathering, Collaboration and Select the Problem Statement</text:h>
      <text:p text:style-name="Standard">In the textile and fashion industry, manual identification and classification of fabric patterns is time-consuming, subjective, and prone to human error. There is a need for an automated, efficient, and scalable solution to classify various fabric patterns (e.g., striped, floral, checked, dotted) using advanced deep learning techniques. This project aims to build a deep learning-based model that can accurately classify different types of fabric patterns from images, thereby assisting designers, manufacturers, and retailers in streamlining their processes.</text:p>
      <text:h text:style-name="Heading_20_1" text:outline-level="1">Step-2: Brainstorm, Idea Listing and Grouping</text:h>
      <text:p text:style-name="Standard">Raw Brainstormed Ideas:</text:p>
      <text:p text:style-name="Standard">- Use CNN (Convolutional Neural Networks) for pattern detection.</text:p>
      <text:p text:style-name="Standard">- Preprocess images using histogram equalization.</text:p>
      <text:p text:style-name="Standard">- Create a dataset using publicly available fabric images.</text:p>
      <text:p text:style-name="Standard">- Apply data augmentation to increase pattern variation.</text:p>
      <text:p text:style-name="Standard">- Integrate transfer learning with models like ResNet or VGG16.</text:p>
      <text:p text:style-name="Standard">- Use Grad-CAM to visualize model attention on patterns.</text:p>
      <text:p text:style-name="Standard">- Build a mobile app interface for real-time classification.</text:p>
      <text:p text:style-name="Standard">- Include pattern classification as well as texture grading.</text:p>
      <text:p text:style-name="Standard">- Use unsupervised learning to cluster unknown patterns.</text:p>
      <text:p text:style-name="Standard">- Explore lightweight models for edge deployment.</text:p>
      <text:p text:style-name="Standard">- Integrate feedback loop for model retraining with new data.</text:p>
      <text:p text:style-name="Standard"><text:soft-page-break/>- Evaluate performance using accuracy, precision, recall, F1-score.</text:p>
      <text:p text:style-name="Standard">- Automate dataset labeling using semi-supervised techniques.</text:p>
      <text:p text:style-name="Standard"><text:line-break/>Grouped Ideas:</text:p>
      <text:list xml:id="list3466985809" text:style-name="WWNum1">
        <text:list-header>
          <text:p text:style-name="P1"><text:line-break/>Model Development &amp; Architecture</text:p>
        </text:list-header>
      </text:list>
      <text:list xml:id="list2059909002" text:style-name="WWNum2">
        <text:list-item>
          <text:p text:style-name="P2"><text:s text:c="2"/>- CNN-based classifier</text:p>
        </text:list-item>
        <text:list-item>
          <text:p text:style-name="P2"><text:s text:c="2"/>- Transfer learning with ResNet/VGG</text:p>
        </text:list-item>
        <text:list-item>
          <text:p text:style-name="P2"><text:s text:c="2"/>- Grad-CAM visualization</text:p>
        </text:list-item>
      </text:list>
      <text:list xml:id="list211328557383726" text:continue-list="list3466985809" text:style-name="WWNum1">
        <text:list-header>
          <text:p text:style-name="P1"><text:line-break/>Dataset Preparation</text:p>
        </text:list-header>
      </text:list>
      <text:list xml:id="list211327013647821" text:continue-list="list2059909002" text:style-name="WWNum2">
        <text:list-item>
          <text:p text:style-name="P2"><text:s text:c="2"/>- Use open-source fabric image datasets</text:p>
        </text:list-item>
        <text:list-item>
          <text:p text:style-name="P2"><text:s text:c="2"/>- Data augmentation techniques</text:p>
        </text:list-item>
        <text:list-item>
          <text:p text:style-name="P2"><text:s text:c="2"/>- Semi-supervised labeling</text:p>
        </text:list-item>
      </text:list>
      <text:list xml:id="list211327421389520" text:continue-list="list211328557383726" text:style-name="WWNum1">
        <text:list-header>
          <text:p text:style-name="P1"><text:line-break/>System Deployment</text:p>
        </text:list-header>
      </text:list>
      <text:list xml:id="list211327457962339" text:continue-list="list211327013647821" text:style-name="WWNum2">
        <text:list-item>
          <text:p text:style-name="P2"><text:s text:c="2"/>- Mobile or web interface</text:p>
        </text:list-item>
        <text:list-item>
          <text:p text:style-name="P2"><text:s text:c="2"/>- Lightweight models for edge devices</text:p>
        </text:list-item>
      </text:list>
      <text:list xml:id="list211328620971820" text:continue-list="list211327421389520" text:style-name="WWNum1">
        <text:list-header>
          <text:p text:style-name="P1"><text:line-break/>Evaluation &amp; Optimization</text:p>
        </text:list-header>
      </text:list>
      <text:list xml:id="list211326793997923" text:continue-list="list211327457962339" text:style-name="WWNum2">
        <text:list-item>
          <text:p text:style-name="P2"><text:s text:c="2"/>- Metrics: Accuracy, Precision, Recall</text:p>
        </text:list-item>
        <text:list-item>
          <text:p text:style-name="P2"><text:s text:c="2"/>- Retraining loop with user feedback</text:p>
        </text:list-item>
      </text:list>
      <text:h text:style-name="Heading_20_1" text:outline-level="1">Step-3: Idea Prioritization</text:h>
      <text:list xml:id="list211327659373787" text:continue-list="list211328620971820" text:style-name="WWNum1">
        <text:list-header>
          <text:p text:style-name="P1">• CNN-Based Classification Model</text:p>
        </text:list-header>
      </text:list>
      <text:p text:style-name="Standard"><text:s text:c="2"/>→ Convolutional Neural Networks are highly effective for image classification and provide strong baseline accuracy for fabric pattern recognition.</text:p>
      <text:list xml:id="list211328042136345" text:continue-numbering="true" text:style-name="WWNum1">
        <text:list-header>
          <text:p text:style-name="P1">• Transfer Learning with ResNet/VGG</text:p>
        </text:list-header>
      </text:list>
      <text:p text:style-name="Standard"><text:s text:c="2"/>→ Pretrained models reduce training time and improve performance, especially when working with a limited dataset.</text:p>
      <text:list xml:id="list211326790218844" text:continue-numbering="true" text:style-name="WWNum1">
        <text:list-header>
          <text:p text:style-name="P1">• Data Augmentation &amp; Preprocessing</text:p>
        </text:list-header>
      </text:list>
      <text:p text:style-name="Standard"><text:soft-page-break/><text:s text:c="2"/>→ Ensures the model generalizes well by introducing pattern variability and improving robustness.</text:p>
      <text:list xml:id="list211327410544734" text:continue-numbering="true" text:style-name="WWNum1">
        <text:list-header>
          <text:p text:style-name="P1">• Mobile Interface for Real-Time Use</text:p>
        </text:list-header>
      </text:list>
      <text:p text:style-name="Standard"><text:s text:c="2"/>→ Increases the practicality of the system for textile professionals and allows live classification through camera input.</text:p>
      <text:list xml:id="list211327134183405" text:continue-numbering="true" text:style-name="WWNum1">
        <text:list-header>
          <text:p text:style-name="P1">• Grad-CAM for Visual Explainability</text:p>
        </text:list-header>
      </text:list>
      <text:p text:style-name="Standard"><text:s text:c="2"/>→ Helps in understanding the model’s decision-making process, which is crucial for trust and debugg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6-28T21:13:26.250669311</dc:date>
    <meta:editing-duration>PT1M31S</meta:editing-duration>
    <meta:generator>LibreOffice/7.3.7.2$Linux_X86_64 LibreOffice_project/30$Build-2</meta:generator>
    <meta:document-statistic meta:table-count="0" meta:image-count="0" meta:object-count="0" meta:page-count="3" meta:paragraph-count="48" meta:word-count="414" meta:character-count="2868" meta:non-whitespace-character-count="2485"/>
    <meta:user-defined meta:name="AppVersion">14.0000</meta:user-defined>
    <meta:template xlink:type="simple" xlink:actuate="onRequest" xlink:title="Normal.dotm" xlink:href=""/>
  </office:meta>
</office:document-meta>
</file>